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070754" style:font-size-asian="14pt"/>
    </style:style>
    <style:style style:name="P2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3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70754" style:font-size-asian="14pt"/>
    </style:style>
    <style:style style:name="P4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070754" style:font-size-asian="14pt"/>
    </style:style>
    <style:style style:name="P5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070754" style:font-size-asian="14pt" style:font-size-complex="14pt"/>
    </style:style>
    <style:style style:name="P6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0d760e" style:font-size-asian="14pt" style:font-size-complex="14pt"/>
    </style:style>
    <style:style style:name="P7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0d760e" style:font-size-asian="14pt"/>
    </style:style>
    <style:style style:name="P8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rsid="000d760e" officeooo:paragraph-rsid="00089035" style:font-size-asian="14pt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070754" style:font-size-asian="14pt" style:font-weight-asian="bold" style:font-size-complex="16pt"/>
    </style:style>
    <style:style style:name="P10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0d760e" style:font-size-asian="12.25pt" style:font-size-complex="14pt"/>
    </style:style>
    <style:style style:name="P11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paragraph-rsid="000d760e" style:font-size-asian="14pt"/>
    </style:style>
    <style:style style:name="P12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070754"/>
    </style:style>
    <style:style style:name="P13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officeooo:paragraph-rsid="000d760e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5d1dd" officeooo:paragraph-rsid="000d760e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1489cb" officeooo:paragraph-rsid="000d760e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2.25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c400d" style:font-size-asian="12.25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400d" officeooo:paragraph-rsid="000c400d" style:font-size-asian="12.25pt" style:font-size-complex="14pt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officeooo:rsid="00070754" style:font-size-asian="14pt"/>
    </style:style>
    <style:style style:name="T3" style:family="text">
      <style:text-properties fo:font-size="14pt" fo:language="uk" fo:country="UA" officeooo:rsid="000d760e" style:font-size-asian="14pt"/>
    </style:style>
    <style:style style:name="T4" style:family="text">
      <style:text-properties fo:font-size="14pt" fo:language="uk" fo:country="UA" officeooo:rsid="001138b8" style:font-size-asian="14pt"/>
    </style:style>
    <style:style style:name="T5" style:family="text">
      <style:text-properties officeooo:rsid="00070754"/>
    </style:style>
    <style:style style:name="T6" style:family="text">
      <style:text-properties fo:language="uk" fo:country="UA" style:font-size-asian="14pt"/>
    </style:style>
    <style:style style:name="T7" style:family="text">
      <style:text-properties fo:language="uk" fo:country="UA" officeooo:rsid="000d760e" style:font-size-asian="14pt"/>
    </style:style>
    <style:style style:name="T8" style:family="text">
      <style:text-properties fo:language="uk" fo:country="UA" officeooo:rsid="001138b8" style:font-size-asian="14pt"/>
    </style:style>
    <style:style style:name="T9" style:family="text">
      <style:text-properties fo:language="uk" fo:country="UA" officeooo:rsid="000d760e"/>
    </style:style>
    <style:style style:name="T10" style:family="text">
      <style:text-properties fo:language="uk" fo:country="UA" style:font-size-complex="14pt"/>
    </style:style>
    <style:style style:name="T11" style:family="text">
      <style:text-properties fo:language="uk" fo:country="UA" officeooo:rsid="000d760e" style:font-size-complex="14pt"/>
    </style:style>
    <style:style style:name="T12" style:family="text">
      <style:text-properties officeooo:rsid="000c400d"/>
    </style:style>
    <style:style style:name="T13" style:family="text">
      <style:text-properties officeooo:rsid="000d760e"/>
    </style:style>
    <style:style style:name="T14" style:family="text">
      <style:text-properties officeooo:rsid="000db962"/>
    </style:style>
    <style:style style:name="T15" style:family="text">
      <style:text-properties officeooo:rsid="001138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спеціалізовану вчену раду</text:p>
      <text:p text:style-name="P2">Д <text:span text:style-name="T5">26.002.04</text:span> в <text:span text:style-name="T5">НТУУ “КПІ”</text:span></text:p>
      <text:p text:style-name="P2"><text:span text:style-name="T5">03056</text:span>, м. <text:span text:style-name="T5">Київ</text:span>, </text:p>
      <text:p text:style-name="P4">просп. Перемоги, 37</text:p>
      <text:p text:style-name="P3"/>
      <text:p text:style-name="P9">Відгук</text:p>
      <text:p text:style-name="P9"/>
      <text:p text:style-name="P12"><text:span text:style-name="T1">на автореферат дисертації </text:span><text:span text:style-name="T2">Гуменного Дмитра Олександровича<text:line-break/></text:span><text:span text:style-name="T1">«</text:span><text:span text:style-name="T2">Автоматизація процесу керування усталеним рухом антропоморфного крокуючого апарата</text:span><text:span text:style-name="T1">», поданої на здобуття наукового ступеня кандидата </text:span><text:span text:style-name="T2">технічних наук</text:span><text:span text:style-name="T1"> за спеціальністю</text:span></text:p>
      <text:p text:style-name="P5"><text:span text:style-name="T5">05</text:span>.<text:span text:style-name="T5">13</text:span>.0<text:span text:style-name="T5">7</text:span> – <text:span text:style-name="T5">автоматизація процесів керування</text:span></text:p>
      <text:p text:style-name="P5"/>
      <text:p text:style-name="P17"><text:tab/><text:span text:style-name="T12">Актуальність теми дисертаційної роботи зумовлена необхідністю впровадження в Україні автоматизованих та роботизованих технологій і засобів у різних галузях народного господарства, зокрема, в приладобудуванні, машинобудуванні тощо.</text:span></text:p>
      <text:p text:style-name="P18"><text:tab/>Сучасні методи управління рухом антропоморфного крокуючого апарата (АКА) як транспортного засобу передбачають його застосування в умовах заздалегідь відомої опорної поверхні, незмінної кінематичної структури та заданих значеннях сил, що діють на апарат ззовні. Для подолання цих недоліків в роботі розроблені моделі та методи, що дають змогу реалізувати управління усталеним рухом АКА на довільній опорній поверхні.</text:p>
      <text:p text:style-name="P18"><text:tab/>Крім того, в роботі вперше запропоновано стратегію відновлення і дотримання усталеного руху АКА на довільній опорній поверхні, яка ґрунтується на визначенні оптимального та поточного положення точки проекції центру мас АКА та мінімізації їхньої розбіжності в процесі руху.</text:p>
      <text:p text:style-name="P18"><text:tab/>Для перевірки ефективності роботи системи управління усталеним рухом АКА розроблено а<text:span text:style-name="T15">паратно</text:span>-програмний комплекс, який є також ефективним практичним інструментарієм при проектуванні різного роду АКА.</text:p>
      <text:p text:style-name="P10"><text:soft-page-break/><text:span text:style-name="T6">Але не дивлячись на позитивні риси, </text:span><text:span text:style-name="T8">до </text:span><text:span text:style-name="T6">робот</text:span><text:span text:style-name="T8">и</text:span><text:span text:style-name="T6"> </text:span><text:span text:style-name="T7">Гуменного Д.О.</text:span><text:span text:style-name="T6"> </text:span><text:span text:style-name="T7">є зауваження</text:span><text:span text:style-name="T6">:</text:span></text:p>
      <text:list xml:id="list7057695404619452697" text:style-name="L1">
        <text:list-item>
          <text:p text:style-name="P14">У авторефераті необхідно було б чітко визначити, <text:span text:style-name="T15">для</text:span> розв'язу<text:span text:style-name="T15">вання яких</text:span> задач <text:span text:style-name="T15">застосовувати методи </text:span>нелінійого і лінійного програмування.</text:p>
        </text:list-item>
        <text:list-item>
          <text:p text:style-name="P15">З автореферату, незрозуміло, <text:span text:style-name="T14">я</text:span>ким ч<text:span text:style-name="T14">и</text:span>ном запропонована систем<text:span text:style-name="T15">а</text:span> управління усталеним рухом АКА може бути використана для екзоскелетонів, <text:span text:style-name="T14">оскільки</text:span> там сама людина приймає всі рішення <text:span text:style-name="T14">управління.</text:span></text:p>
        </text:list-item>
      </text:list>
      <text:p text:style-name="P13"><text:span text:style-name="T1">Наведені зауваження підтверджують, що дисертант підн</text:span><text:span text:style-name="T4">яв</text:span><text:span text:style-name="T1"> пласт проблем, </text:span><text:span text:style-name="T3">які</text:span><text:span text:style-name="T1"> </text:span><text:span text:style-name="T3">будуть </text:span><text:span text:style-name="T1">вирішен</text:span><text:span text:style-name="T4">і</text:span><text:span text:style-name="T1"> </text:span><text:span text:style-name="T3">у майб</text:span><text:span text:style-name="T4">у</text:span><text:span text:style-name="T3">тньому</text:span><text:span text:style-name="T1">. Особливо корисним у цьому контексті </text:span><text:span text:style-name="T4">буде</text:span><text:span text:style-name="T1"> продовження </text:span><text:span text:style-name="T4">досліджень </text:span><text:span text:style-name="T1">автор</text:span><text:span text:style-name="T4">ом</text:span><text:span text:style-name="T1">.</text:span></text:p>
      <text:p text:style-name="P6"><text:span text:style-name="T6">Виходячи із змісту автореферату дисертації та публікацій дисертант</text:span><text:span text:style-name="T13">а</text:span><text:span text:style-name="T6"> за обраною темою необхідно зробити висновок, що дисертація </text:span><text:span text:style-name="T13">Гуменного Д.О.</text:span><text:span text:style-name="T6"> на здобуття наукового ступеня кандидата </text:span><text:span text:style-name="T13">технічних наук</text:span><text:span text:style-name="T6"> відповідає встановленим вимогам, а її автор заслуговує на присудження наукового ступеня кандидата </text:span><text:span text:style-name="T13">технічних наук</text:span><text:span text:style-name="T6"> за спеціальністю </text:span><text:span text:style-name="T13">05.13.07</text:span><text:span text:style-name="T6"> — </text:span><text:span text:style-name="T13">автоматизація процесів керування</text:span><text:span text:style-name="T6">.</text:span></text:p>
      <text:p text:style-name="P16"/>
      <text:p text:style-name="P16"/>
      <text:p text:style-name="P7">Доктор технічних наук, професор</text:p>
      <text:p text:style-name="P8">кафедри штучного інтелекту Харківського</text:p>
      <text:p text:style-name="P7">національного технічного університету</text:p>
      <text:p text:style-name="P11"><text:span text:style-name="T9">“Харківський політехнічний інститут”<text:tab/></text:span><text:span text:style-name="T10"> <text:s text:c="16"/></text:span><text:span text:style-name="T11">Є.В. Бодянський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06T07:48:58.582340014</meta:creation-date>
    <dc:date>2016-06-06T11:52:33.585872460</dc:date>
    <dc:creator>Dmytro Humennyi</dc:creator>
    <meta:editing-duration>PT53M5S</meta:editing-duration>
    <meta:editing-cycles>7</meta:editing-cycles>
    <meta:generator>LibreOffice/4.2.8.2$Linux_X86_64 LibreOffice_project/420m0$Build-2</meta:generator>
    <meta:printed-by>Dmytro Humennyi</meta:printed-by>
    <meta:print-date>2016-06-06T09:08:11.373874141</meta:print-date>
    <meta:document-statistic meta:table-count="0" meta:image-count="0" meta:object-count="0" meta:page-count="2" meta:paragraph-count="20" meta:word-count="321" meta:character-count="2608" meta:non-whitespace-character-count="2284"/>
  </office:meta>
</office:document-meta>
</file>